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all_features"/>All features</text:h>
      <text:p text:style-name="Text_20_body">This page lists <text:span text:style-name="Strong_20_Emphasis">all the features</text:span> that are provided in GDevelop. These can be objects, behaviors but also features that can be used directly using actions, conditions or expressions (without requiring an object to be existing on the scene). </text:p>
      <text:p text:style-name="Text_20_body">Note that GDevelop can also be extended with extensions: take a look at <text:a xlink:type="simple" xlink:href="https://wiki.gdevelop.io/gdevelop5/extensions" text:style-name="Internet_20_link" text:visited-style-name="Visited_20_Internet_20_Link">the list of community extensions</text:a> or learn how to create your <text:a xlink:type="simple" xlink:href="https://wiki.gdevelop.io/gdevelop5/extensions/create" text:style-name="Internet_20_link" text:visited-style-name="Visited_20_Internet_20_Link">own set of features (behaviors, actions, conditions or expressions)</text:a>. </text:p>
      <text:list xml:id="list1884783006" text:style-name="L1">
        <text:list-item>
          <text:p text:style-name="P2"><text:a xlink:type="simple" xlink:href="https://wiki.gdevelop.io/gdevelop5/objects/base_object/events" text:style-name="Internet_20_link" text:visited-style-name="Visited_20_Internet_20_Link">Objects</text:a> (<text:a xlink:type="simple" xlink:href="https://wiki.gdevelop.io/gdevelop5/all-features/object/reference" text:style-name="Internet_20_link" text:visited-style-name="Visited_20_Internet_20_Link">reference</text:a>)</text:p>
        </text:list-item>
        <text:list-item>
          <text:p text:style-name="P2"><text:a xlink:type="simple" xlink:href="https://wiki.gdevelop.io/gdevelop5/objects/sprite" text:style-name="Internet_20_link" text:visited-style-name="Visited_20_Internet_20_Link">Sprite</text:a> (<text:a xlink:type="simple" xlink:href="https://wiki.gdevelop.io/gdevelop5/all-features/sprite/reference" text:style-name="Internet_20_link" text:visited-style-name="Visited_20_Internet_20_Link">reference</text:a>)</text:p>
        </text:list-item>
        <text:list-item>
          <text:p text:style-name="P2"><text:a xlink:type="simple" xlink:href="https://wiki.gdevelop.io/gdevelop5/all-features/advanced-conditions" text:style-name="Internet_20_link" text:visited-style-name="Visited_20_Internet_20_Link">Events and control flow</text:a> (<text:a xlink:type="simple" xlink:href="https://wiki.gdevelop.io/gdevelop5/all-features/common-instructions/reference" text:style-name="Internet_20_link" text:visited-style-name="Visited_20_Internet_20_Link">reference</text:a>)</text:p>
        </text:list-item>
        <text:list-item>
          <text:p text:style-name="P2"><text:a xlink:type="simple" xlink:href="https://wiki.gdevelop.io/gdevelop5/all-features/async/reference" text:style-name="Internet_20_link" text:visited-style-name="Visited_20_Internet_20_Link">Async functions</text:a></text:p>
        </text:list-item>
        <text:list-item>
          <text:p text:style-name="P2"><text:a xlink:type="simple" xlink:href="https://wiki.gdevelop.io/gdevelop5/all-features/common-conversions" text:style-name="Internet_20_link" text:visited-style-name="Visited_20_Internet_20_Link">Conversion</text:a> (<text:a xlink:type="simple" xlink:href="https://wiki.gdevelop.io/gdevelop5/all-features/common-conversions/reference" text:style-name="Internet_20_link" text:visited-style-name="Visited_20_Internet_20_Link">reference</text:a>)</text:p>
        </text:list-item>
        <text:list-item>
          <text:p text:style-name="P2"><text:a xlink:type="simple" xlink:href="https://wiki.gdevelop.io/gdevelop5/all-features/variables" text:style-name="Internet_20_link" text:visited-style-name="Visited_20_Internet_20_Link">Variables</text:a> (<text:a xlink:type="simple" xlink:href="https://wiki.gdevelop.io/gdevelop5/all-features/variables/reference" text:style-name="Internet_20_link" text:visited-style-name="Visited_20_Internet_20_Link">reference</text:a>)</text:p>
        </text:list-item>
        <text:list-item>
          <text:p text:style-name="P2"><text:a xlink:type="simple" xlink:href="https://wiki.gdevelop.io/gdevelop5/all-features/mouse-touch" text:style-name="Internet_20_link" text:visited-style-name="Visited_20_Internet_20_Link">Mouse and touch</text:a> (<text:a xlink:type="simple" xlink:href="https://wiki.gdevelop.io/gdevelop5/all-features/mouse-touch/reference" text:style-name="Internet_20_link" text:visited-style-name="Visited_20_Internet_20_Link">reference</text:a>)</text:p>
        </text:list-item>
        <text:list-item>
          <text:p text:style-name="P2"><text:a xlink:type="simple" xlink:href="https://wiki.gdevelop.io/gdevelop5/all-features/keyboard" text:style-name="Internet_20_link" text:visited-style-name="Visited_20_Internet_20_Link">Keyboard</text:a> (<text:a xlink:type="simple" xlink:href="https://wiki.gdevelop.io/gdevelop5/all-features/keyboard/reference" text:style-name="Internet_20_link" text:visited-style-name="Visited_20_Internet_20_Link">reference</text:a>)</text:p>
        </text:list-item>
        <text:list-item>
          <text:p text:style-name="P2"><text:a xlink:type="simple" xlink:href="https://wiki.gdevelop.io/gdevelop5/all-features/scene/reference" text:style-name="Internet_20_link" text:visited-style-name="Visited_20_Internet_20_Link">Scene</text:a></text:p>
        </text:list-item>
        <text:list-item>
          <text:p text:style-name="P2"><text:a xlink:type="simple" xlink:href="https://wiki.gdevelop.io/gdevelop5/all-features/timers-and-time" text:style-name="Internet_20_link" text:visited-style-name="Visited_20_Internet_20_Link">Timers and time</text:a> (<text:a xlink:type="simple" xlink:href="https://wiki.gdevelop.io/gdevelop5/all-features/time/reference" text:style-name="Internet_20_link" text:visited-style-name="Visited_20_Internet_20_Link">reference</text:a>)</text:p>
        </text:list-item>
        <text:list-item>
          <text:p text:style-name="P2"><text:a xlink:type="simple" xlink:href="https://wiki.gdevelop.io/gdevelop5/all-features/mathematical-tools/reference" text:style-name="Internet_20_link" text:visited-style-name="Visited_20_Internet_20_Link">Mathematical tools</text:a></text:p>
        </text:list-item>
        <text:list-item>
          <text:p text:style-name="P2"><text:a xlink:type="simple" xlink:href="https://wiki.gdevelop.io/gdevelop5/interface/scene-editor/layers-and-cameras" text:style-name="Internet_20_link" text:visited-style-name="Visited_20_Internet_20_Link">Layers and cameras</text:a> (<text:a xlink:type="simple" xlink:href="https://wiki.gdevelop.io/gdevelop5/all-features/camera/reference" text:style-name="Internet_20_link" text:visited-style-name="Visited_20_Internet_20_Link">reference</text:a>)</text:p>
        </text:list-item>
        <text:list-item>
          <text:p text:style-name="P2"><text:a xlink:type="simple" xlink:href="https://wiki.gdevelop.io/gdevelop5/all-features/audio" text:style-name="Internet_20_link" text:visited-style-name="Visited_20_Internet_20_Link">Sounds and music</text:a> (<text:a xlink:type="simple" xlink:href="https://wiki.gdevelop.io/gdevelop5/all-features/audio/reference" text:style-name="Internet_20_link" text:visited-style-name="Visited_20_Internet_20_Link">reference</text:a>)</text:p>
        </text:list-item>
        <text:list-item>
          <text:p text:style-name="P2"><text:a xlink:type="simple" xlink:href="https://wiki.gdevelop.io/gdevelop5/all-features/storage" text:style-name="Internet_20_link" text:visited-style-name="Visited_20_Internet_20_Link">Storage</text:a> (<text:a xlink:type="simple" xlink:href="https://wiki.gdevelop.io/gdevelop5/all-features/storage/reference" text:style-name="Internet_20_link" text:visited-style-name="Visited_20_Internet_20_Link">reference</text:a>)</text:p>
        </text:list-item>
        <text:list-item>
          <text:p text:style-name="P2"><text:a xlink:type="simple" xlink:href="https://wiki.gdevelop.io/gdevelop5/all-features/network" text:style-name="Internet_20_link" text:visited-style-name="Visited_20_Internet_20_Link">Network</text:a> (<text:a xlink:type="simple" xlink:href="https://wiki.gdevelop.io/gdevelop5/all-features/network/reference" text:style-name="Internet_20_link" text:visited-style-name="Visited_20_Internet_20_Link">reference</text:a>)</text:p>
        </text:list-item>
        <text:list-item>
          <text:p text:style-name="P2"><text:a xlink:type="simple" xlink:href="https://wiki.gdevelop.io/gdevelop5/all-features/window" text:style-name="Internet_20_link" text:visited-style-name="Visited_20_Internet_20_Link">Game window and resolution</text:a> (<text:a xlink:type="simple" xlink:href="https://wiki.gdevelop.io/gdevelop5/all-features/window/reference" text:style-name="Internet_20_link" text:visited-style-name="Visited_20_Internet_20_Link">reference</text:a>)</text:p>
        </text:list-item>
        <text:list-item>
          <text:p text:style-name="P2"><text:a xlink:type="simple" xlink:href="https://wiki.gdevelop.io/gdevelop5/all-features/string-instructions/reference" text:style-name="Internet_20_link" text:visited-style-name="Visited_20_Internet_20_Link">Text manipulation</text:a></text:p>
        </text:list-item>
        <text:list-item>
          <text:p text:style-name="P2"><text:a xlink:type="simple" xlink:href="https://wiki.gdevelop.io/gdevelop5/all-features/advanced/reference" text:style-name="Internet_20_link" text:visited-style-name="Visited_20_Internet_20_Link">Event functions</text:a></text:p>
        </text:list-item>
        <text:list-item>
          <text:p text:style-name="P2"><text:a xlink:type="simple" xlink:href="https://wiki.gdevelop.io/gdevelop5/interface/scene-editor/external-layouts" text:style-name="Internet_20_link" text:visited-style-name="Visited_20_Internet_20_Link">External layouts</text:a> (<text:a xlink:type="simple" xlink:href="https://wiki.gdevelop.io/gdevelop5/all-features/external-layouts/reference" text:style-name="Internet_20_link" text:visited-style-name="Visited_20_Internet_20_Link">reference</text:a>)</text:p>
        </text:list-item>
        <text:list-item>
          <text:p text:style-name="P2"><text:a xlink:type="simple" xlink:href="https://wiki.gdevelop.io/gdevelop5/behaviors/platformer" text:style-name="Internet_20_link" text:visited-style-name="Visited_20_Internet_20_Link">Platform behavior</text:a> (<text:a xlink:type="simple" xlink:href="https://wiki.gdevelop.io/gdevelop5/all-features/platform-behavior/reference" text:style-name="Internet_20_link" text:visited-style-name="Visited_20_Internet_20_Link">reference</text:a>)</text:p>
        </text:list-item>
        <text:list-item>
          <text:p text:style-name="P2"><text:a xlink:type="simple" xlink:href="https://wiki.gdevelop.io/gdevelop5/behaviors/destroyoutside" text:style-name="Internet_20_link" text:visited-style-name="Visited_20_Internet_20_Link">Destroy Outside Screen Behavior</text:a> (<text:a xlink:type="simple" xlink:href="https://wiki.gdevelop.io/gdevelop5/all-features/destroy-outside-behavior/reference" text:style-name="Internet_20_link" text:visited-style-name="Visited_20_Internet_20_Link">reference</text:a>)</text:p>
        </text:list-item>
        <text:list-item>
          <text:p text:style-name="P2"><text:a xlink:type="simple" xlink:href="https://wiki.gdevelop.io/gdevelop5/objects/tiled_sprite" text:style-name="Internet_20_link" text:visited-style-name="Visited_20_Internet_20_Link">Tiled Sprite Object</text:a> (<text:a xlink:type="simple" xlink:href="https://wiki.gdevelop.io/gdevelop5/all-features/tiled-sprite-object/reference" text:style-name="Internet_20_link" text:visited-style-name="Visited_20_Internet_20_Link">reference</text:a>)</text:p>
        </text:list-item>
        <text:list-item>
          <text:p text:style-name="P2"><text:a xlink:type="simple" xlink:href="https://wiki.gdevelop.io/gdevelop5/behaviors/draggable" text:style-name="Internet_20_link" text:visited-style-name="Visited_20_Internet_20_Link">Draggable Behavior</text:a> (<text:a xlink:type="simple" xlink:href="https://wiki.gdevelop.io/gdevelop5/all-features/draggable-behavior/reference" text:style-name="Internet_20_link" text:visited-style-name="Visited_20_Internet_20_Link">reference</text:a>)</text:p>
        </text:list-item>
        <text:list-item>
          <text:p text:style-name="P2"><text:a xlink:type="simple" xlink:href="https://wiki.gdevelop.io/gdevelop5/behaviors/topdown" text:style-name="Internet_20_link" text:visited-style-name="Visited_20_Internet_20_Link">Top-down movement</text:a> (<text:a xlink:type="simple" xlink:href="https://wiki.gdevelop.io/gdevelop5/all-features/top-down-movement-behavior/reference" text:style-name="Internet_20_link" text:visited-style-name="Visited_20_Internet_20_Link">reference</text:a>)</text:p>
        </text:list-item>
        <text:list-item>
          <text:p text:style-name="P2"><text:a xlink:type="simple" xlink:href="https://wiki.gdevelop.io/gdevelop5/objects/text" text:style-name="Internet_20_link" text:visited-style-name="Visited_20_Internet_20_Link">Text object</text:a> (<text:a xlink:type="simple" xlink:href="https://wiki.gdevelop.io/gdevelop5/all-features/text-object/reference" text:style-name="Internet_20_link" text:visited-style-name="Visited_20_Internet_20_Link">reference</text:a>)</text:p>
        </text:list-item>
        <text:list-item>
          <text:p text:style-name="P2"><text:a xlink:type="simple" xlink:href="https://wiki.gdevelop.io/gdevelop5/objects/particles_emitter" text:style-name="Internet_20_link" text:visited-style-name="Visited_20_Internet_20_Link">Particle system</text:a> (<text:a xlink:type="simple" xlink:href="https://wiki.gdevelop.io/gdevelop5/all-features/particle-system/reference" text:style-name="Internet_20_link" text:visited-style-name="Visited_20_Internet_20_Link">reference</text:a>)</text:p>
        </text:list-item>
        <text:list-item>
          <text:p text:style-name="P2"><text:a xlink:type="simple" xlink:href="https://wiki.gdevelop.io/gdevelop5/objects/panel_sprite" text:style-name="Internet_20_link" text:visited-style-name="Visited_20_Internet_20_Link">Panel Sprite (9-patch) Object</text:a> (<text:a xlink:type="simple" xlink:href="https://wiki.gdevelop.io/gdevelop5/all-features/panel-sprite-object/reference" text:style-name="Internet_20_link" text:visited-style-name="Visited_20_Internet_20_Link">reference</text:a>)</text:p>
        </text:list-item>
        <text:list-item>
          <text:p text:style-name="P2"><text:a xlink:type="simple" xlink:href="https://wiki.gdevelop.io/gdevelop5/behaviors/anchor" text:style-name="Internet_20_link" text:visited-style-name="Visited_20_Internet_20_Link">Anchor</text:a> (<text:a xlink:type="simple" xlink:href="https://wiki.gdevelop.io/gdevelop5/all-features/anchor-behavior/reference" text:style-name="Internet_20_link" text:visited-style-name="Visited_20_Internet_20_Link">reference</text:a>)</text:p>
        </text:list-item>
        <text:list-item>
          <text:p text:style-name="P2"><text:a xlink:type="simple" xlink:href="https://wiki.gdevelop.io/gdevelop5/objects/shape_painter" text:style-name="Internet_20_link" text:visited-style-name="Visited_20_Internet_20_Link">Shape painter</text:a> (<text:a xlink:type="simple" xlink:href="https://wiki.gdevelop.io/gdevelop5/all-features/primitive-drawing/reference" text:style-name="Internet_20_link" text:visited-style-name="Visited_20_Internet_20_Link">reference</text:a>)</text:p>
        </text:list-item>
        <text:list-item>
          <text:p text:style-name="P2"><text:a xlink:type="simple" xlink:href="https://wiki.gdevelop.io/gdevelop5/objects/text_entry" text:style-name="Internet_20_link" text:visited-style-name="Visited_20_Internet_20_Link">Text entry object</text:a> (<text:a xlink:type="simple" xlink:href="https://wiki.gdevelop.io/gdevelop5/all-features/text-entry-object/reference" text:style-name="Internet_20_link" text:visited-style-name="Visited_20_Internet_20_Link">reference</text:a>)</text:p>
        </text:list-item>
        <text:list-item>
          <text:p text:style-name="P2"><text:a xlink:type="simple" xlink:href="https://wiki.gdevelop.io/gdevelop5/all-features/inventory" text:style-name="Internet_20_link" text:visited-style-name="Visited_20_Internet_20_Link">Inventories</text:a> (<text:a xlink:type="simple" xlink:href="https://wiki.gdevelop.io/gdevelop5/all-features/inventory/reference" text:style-name="Internet_20_link" text:visited-style-name="Visited_20_Internet_20_Link">reference</text:a>)</text:p>
        </text:list-item>
        <text:list-item>
          <text:p text:style-name="P2"><text:a xlink:type="simple" xlink:href="https://wiki.gdevelop.io/gdevelop5/all-features/linked-objects" text:style-name="Internet_20_link" text:visited-style-name="Visited_20_Internet_20_Link">Linked objects</text:a> (<text:a xlink:type="simple" xlink:href="https://wiki.gdevelop.io/gdevelop5/all-features/linked-objects/reference" text:style-name="Internet_20_link" text:visited-style-name="Visited_20_Internet_20_Link">reference</text:a>)</text:p>
        </text:list-item>
        <text:list-item>
          <text:p text:style-name="P2"><text:a xlink:type="simple" xlink:href="https://wiki.gdevelop.io/gdevelop5/all-features/system-info/reference" text:style-name="Internet_20_link" text:visited-style-name="Visited_20_Internet_20_Link">System information</text:a></text:p>
        </text:list-item>
        <text:list-item>
          <text:p text:style-name="P2"><text:a xlink:type="simple" xlink:href="https://wiki.gdevelop.io/gdevelop5/all-features/shopify" text:style-name="Internet_20_link" text:visited-style-name="Visited_20_Internet_20_Link">Shopify</text:a> (<text:a xlink:type="simple" xlink:href="https://wiki.gdevelop.io/gdevelop5/all-features/shopify/reference" text:style-name="Internet_20_link" text:visited-style-name="Visited_20_Internet_20_Link">reference</text:a>)</text:p>
        </text:list-item>
        <text:list-item>
          <text:p text:style-name="P2"><text:a xlink:type="simple" xlink:href="https://wiki.gdevelop.io/gdevelop5/behaviors/pathfinding" text:style-name="Internet_20_link" text:visited-style-name="Visited_20_Internet_20_Link">Pathfinding behavior</text:a> (<text:a xlink:type="simple" xlink:href="https://wiki.gdevelop.io/gdevelop5/all-features/pathfinding-behavior/reference" text:style-name="Internet_20_link" text:visited-style-name="Visited_20_Internet_20_Link">reference</text:a>)</text:p>
        </text:list-item>
        <text:list-item>
          <text:p text:style-name="P2"><text:a xlink:type="simple" xlink:href="https://wiki.gdevelop.io/gdevelop5/behaviors/physics" text:style-name="Internet_20_link" text:visited-style-name="Visited_20_Internet_20_Link">Physics Engine (deprecated)</text:a> (<text:a xlink:type="simple" xlink:href="https://wiki.gdevelop.io/gdevelop5/all-features/physics-behavior/reference" text:style-name="Internet_20_link" text:visited-style-name="Visited_20_Internet_20_Link">reference</text:a>)</text:p>
        </text:list-item>
        <text:list-item>
          <text:p text:style-name="P2"><text:soft-page-break/><text:a xlink:type="simple" xlink:href="https://wiki.gdevelop.io/gdevelop5/all-features/admob" text:style-name="Internet_20_link" text:visited-style-name="Visited_20_Internet_20_Link">AdMob</text:a> (<text:a xlink:type="simple" xlink:href="https://wiki.gdevelop.io/gdevelop5/all-features/admob/reference" text:style-name="Internet_20_link" text:visited-style-name="Visited_20_Internet_20_Link">reference</text:a>)</text:p>
        </text:list-item>
        <text:list-item>
          <text:p text:style-name="P2"><text:a xlink:type="simple" xlink:href="https://wiki.gdevelop.io/gdevelop5/all-features/advanced-window/reference" text:style-name="Internet_20_link" text:visited-style-name="Visited_20_Internet_20_Link">Advanced window management</text:a></text:p>
        </text:list-item>
        <text:list-item>
          <text:p text:style-name="P2"><text:a xlink:type="simple" xlink:href="https://wiki.gdevelop.io/gdevelop5/objects/bbtext" text:style-name="Internet_20_link" text:visited-style-name="Visited_20_Internet_20_Link">BBCode Text Object</text:a> (<text:a xlink:type="simple" xlink:href="https://wiki.gdevelop.io/gdevelop5/all-features/bbtext/reference" text:style-name="Internet_20_link" text:visited-style-name="Visited_20_Internet_20_Link">reference</text:a>)</text:p>
        </text:list-item>
        <text:list-item>
          <text:p text:style-name="P2"><text:a xlink:type="simple" xlink:href="https://wiki.gdevelop.io/gdevelop5/objects/bitmap_text" text:style-name="Internet_20_link" text:visited-style-name="Visited_20_Internet_20_Link">Bitmap Text</text:a> (<text:a xlink:type="simple" xlink:href="https://wiki.gdevelop.io/gdevelop5/all-features/bitmap-text/reference" text:style-name="Internet_20_link" text:visited-style-name="Visited_20_Internet_20_Link">reference</text:a>)</text:p>
        </text:list-item>
        <text:list-item>
          <text:p text:style-name="P2"><text:a xlink:type="simple" xlink:href="https://wiki.gdevelop.io/gdevelop5/all-features/debugger-tools/reference" text:style-name="Internet_20_link" text:visited-style-name="Visited_20_Internet_20_Link">Debugger Tools</text:a></text:p>
        </text:list-item>
        <text:list-item>
          <text:p text:style-name="P2"><text:a xlink:type="simple" xlink:href="https://wiki.gdevelop.io/gdevelop5/all-features/device-sensors" text:style-name="Internet_20_link" text:visited-style-name="Visited_20_Internet_20_Link">Device sensors</text:a> (<text:a xlink:type="simple" xlink:href="https://wiki.gdevelop.io/gdevelop5/all-features/device-sensors/reference" text:style-name="Internet_20_link" text:visited-style-name="Visited_20_Internet_20_Link">reference</text:a>)</text:p>
        </text:list-item>
        <text:list-item>
          <text:p text:style-name="P2"><text:a xlink:type="simple" xlink:href="https://wiki.gdevelop.io/gdevelop5/all-features/device-vibration" text:style-name="Internet_20_link" text:visited-style-name="Visited_20_Internet_20_Link">Device vibration</text:a> (<text:a xlink:type="simple" xlink:href="https://wiki.gdevelop.io/gdevelop5/all-features/device-vibration/reference" text:style-name="Internet_20_link" text:visited-style-name="Visited_20_Internet_20_Link">reference</text:a>)</text:p>
        </text:list-item>
        <text:list-item>
          <text:p text:style-name="P2"><text:a xlink:type="simple" xlink:href="https://wiki.gdevelop.io/gdevelop5/all-features/dialogue-tree" text:style-name="Internet_20_link" text:visited-style-name="Visited_20_Internet_20_Link">Dialogue Tree (experimental)</text:a> (<text:a xlink:type="simple" xlink:href="https://wiki.gdevelop.io/gdevelop5/all-features/dialogue-tree/reference" text:style-name="Internet_20_link" text:visited-style-name="Visited_20_Internet_20_Link">reference</text:a>)</text:p>
        </text:list-item>
        <text:list-item>
          <text:p text:style-name="P2"><text:a xlink:type="simple" xlink:href="https://wiki.gdevelop.io/gdevelop5/interface/scene-editor/layer-effects" text:style-name="Internet_20_link" text:visited-style-name="Visited_20_Internet_20_Link">Effects</text:a> (<text:a xlink:type="simple" xlink:href="https://wiki.gdevelop.io/gdevelop5/all-features/effects/reference" text:style-name="Internet_20_link" text:visited-style-name="Visited_20_Internet_20_Link">reference</text:a>)</text:p>
        </text:list-item>
        <text:list-item>
          <text:p text:style-name="P2"><text:a xlink:type="simple" xlink:href="https://wiki.gdevelop.io/gdevelop5/publishing/publishing-to-facebook-instant-games" text:style-name="Internet_20_link" text:visited-style-name="Visited_20_Internet_20_Link">Facebook Instant Games</text:a> (<text:a xlink:type="simple" xlink:href="https://wiki.gdevelop.io/gdevelop5/all-features/facebook-instant-games/reference" text:style-name="Internet_20_link" text:visited-style-name="Visited_20_Internet_20_Link">reference</text:a>)</text:p>
        </text:list-item>
        <text:list-item>
          <text:p text:style-name="P2"><text:a xlink:type="simple" xlink:href="https://wiki.gdevelop.io/gdevelop5/all-features/filesystem" text:style-name="Internet_20_link" text:visited-style-name="Visited_20_Internet_20_Link">File system</text:a> (<text:a xlink:type="simple" xlink:href="https://wiki.gdevelop.io/gdevelop5/all-features/filesystem/reference" text:style-name="Internet_20_link" text:visited-style-name="Visited_20_Internet_20_Link">reference</text:a>)</text:p>
        </text:list-item>
        <text:list-item>
          <text:p text:style-name="P2"><text:a xlink:type="simple" xlink:href="https://wiki.gdevelop.io/gdevelop5/all-features/firebase" text:style-name="Internet_20_link" text:visited-style-name="Visited_20_Internet_20_Link">Firebase</text:a> (<text:a xlink:type="simple" xlink:href="https://wiki.gdevelop.io/gdevelop5/all-features/firebase/reference" text:style-name="Internet_20_link" text:visited-style-name="Visited_20_Internet_20_Link">reference</text:a>)</text:p>
        </text:list-item>
        <text:list-item>
          <text:p text:style-name="P2"><text:a xlink:type="simple" xlink:href="https://wiki.gdevelop.io/gdevelop5/all-features/leaderboards" text:style-name="Internet_20_link" text:visited-style-name="Visited_20_Internet_20_Link">Leaderboards (experimental)</text:a> (<text:a xlink:type="simple" xlink:href="https://wiki.gdevelop.io/gdevelop5/all-features/leaderboards/reference" text:style-name="Internet_20_link" text:visited-style-name="Visited_20_Internet_20_Link">reference</text:a>)</text:p>
        </text:list-item>
        <text:list-item>
          <text:p text:style-name="P2"><text:a xlink:type="simple" xlink:href="https://wiki.gdevelop.io/gdevelop5/all-features/lighting/reference" text:style-name="Internet_20_link" text:visited-style-name="Visited_20_Internet_20_Link">Lights</text:a></text:p>
        </text:list-item>
        <text:list-item>
          <text:p text:style-name="P2"><text:a xlink:type="simple" xlink:href="https://wiki.gdevelop.io/gdevelop5/all-features/p2p" text:style-name="Internet_20_link" text:visited-style-name="Visited_20_Internet_20_Link">P2P (experimental)</text:a> (<text:a xlink:type="simple" xlink:href="https://wiki.gdevelop.io/gdevelop5/all-features/p2p/reference" text:style-name="Internet_20_link" text:visited-style-name="Visited_20_Internet_20_Link">reference</text:a>)</text:p>
        </text:list-item>
        <text:list-item>
          <text:p text:style-name="P2"><text:a xlink:type="simple" xlink:href="https://wiki.gdevelop.io/gdevelop5/behaviors/physics2" text:style-name="Internet_20_link" text:visited-style-name="Visited_20_Internet_20_Link">Physics Engine 2.0</text:a> (<text:a xlink:type="simple" xlink:href="https://wiki.gdevelop.io/gdevelop5/all-features/physics2/reference" text:style-name="Internet_20_link" text:visited-style-name="Visited_20_Internet_20_Link">reference</text:a>)</text:p>
        </text:list-item>
        <text:list-item>
          <text:p text:style-name="P2"><text:a xlink:type="simple" xlink:href="https://wiki.gdevelop.io/gdevelop5/all-features/player-authentication" text:style-name="Internet_20_link" text:visited-style-name="Visited_20_Internet_20_Link">Player Authentication (experimental)</text:a> (<text:a xlink:type="simple" xlink:href="https://wiki.gdevelop.io/gdevelop5/all-features/player-authentication/reference" text:style-name="Internet_20_link" text:visited-style-name="Visited_20_Internet_20_Link">reference</text:a>)</text:p>
        </text:list-item>
        <text:list-item>
          <text:p text:style-name="P2"><text:a xlink:type="simple" xlink:href="https://wiki.gdevelop.io/gdevelop5/all-features/screenshot" text:style-name="Internet_20_link" text:visited-style-name="Visited_20_Internet_20_Link">Screenshot</text:a> (<text:a xlink:type="simple" xlink:href="https://wiki.gdevelop.io/gdevelop5/all-features/screenshot/reference" text:style-name="Internet_20_link" text:visited-style-name="Visited_20_Internet_20_Link">reference</text:a>)</text:p>
        </text:list-item>
        <text:list-item>
          <text:p text:style-name="P2"><text:a xlink:type="simple" xlink:href="https://wiki.gdevelop.io/gdevelop5/all-features/spatial-sound/reference" text:style-name="Internet_20_link" text:visited-style-name="Visited_20_Internet_20_Link">Spatial sound</text:a></text:p>
        </text:list-item>
        <text:list-item>
          <text:p text:style-name="P2"><text:a xlink:type="simple" xlink:href="https://wiki.gdevelop.io/gdevelop5/all-features/text-input/reference" text:style-name="Internet_20_link" text:visited-style-name="Visited_20_Internet_20_Link">Text Input</text:a></text:p>
        </text:list-item>
        <text:list-item>
          <text:p text:style-name="P2"><text:a xlink:type="simple" xlink:href="https://wiki.gdevelop.io/gdevelop5/objects/tilemap" text:style-name="Internet_20_link" text:visited-style-name="Visited_20_Internet_20_Link">Tilemap</text:a> (<text:a xlink:type="simple" xlink:href="https://wiki.gdevelop.io/gdevelop5/all-features/tilemap/reference" text:style-name="Internet_20_link" text:visited-style-name="Visited_20_Internet_20_Link">reference</text:a>)</text:p>
        </text:list-item>
        <text:list-item>
          <text:p text:style-name="P2"><text:a xlink:type="simple" xlink:href="https://wiki.gdevelop.io/gdevelop5/behaviors/tween" text:style-name="Internet_20_link" text:visited-style-name="Visited_20_Internet_20_Link">Tweening</text:a> (<text:a xlink:type="simple" xlink:href="https://wiki.gdevelop.io/gdevelop5/all-features/tween/reference" text:style-name="Internet_20_link" text:visited-style-name="Visited_20_Internet_20_Link">reference</text:a>)</text:p>
        </text:list-item>
        <text:list-item>
          <text:p text:style-name="P1"><text:a xlink:type="simple" xlink:href="https://wiki.gdevelop.io/gdevelop5/objects/video" text:style-name="Internet_20_link" text:visited-style-name="Visited_20_Internet_20_Link">Video</text:a> (<text:a xlink:type="simple" xlink:href="https://wiki.gdevelop.io/gdevelop5/all-features/video/reference" text:style-name="Internet_20_link" text:visited-style-name="Visited_20_Internet_20_Link">reference</text:a>)</text:p>
        </text:list-item>
      </text:list>
      <text:p text:style-name="Text_20_body">You can also find a <text:span text:style-name="Strong_20_Emphasis">reference sheet of all expressions</text:span>: </text:p>
      <text:list xml:id="list1710306859" text:style-name="L2">
        <text:list-item>
          <text:p text:style-name="P3"><text:a xlink:type="simple" xlink:href="https://wiki.gdevelop.io/gdevelop5/all-features/expressions-reference" text:style-name="Internet_20_link" text:visited-style-name="Visited_20_Internet_20_Link">Expressions reference</text:a></text:p>
        </text:list-item>
      </text:list>
      <text:h text:style-name="Heading_20_2" text:outline-level="2"><text:bookmark text:name="more_features_as_extensions"/>More features as extensions</text:h>
      <text:p text:style-name="Text_20_body">Remember that you can also <text:a xlink:type="simple" xlink:href="https://wiki.gdevelop.io/gdevelop5/extensions" text:style-name="Internet_20_link" text:visited-style-name="Visited_20_Internet_20_Link">search for new features in the community extensions</text:a>, or create your <text:a xlink:type="simple" xlink:href="https://wiki.gdevelop.io/gdevelop5/extensions/create" text:style-name="Internet_20_link" text:visited-style-name="Visited_20_Internet_20_Link">own set of features (behaviors, actions, conditions or expressions)</text:a>.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09:16:19.211389111</meta:creation-date>
    <dc:date>2022-11-30T09:16:31.586953072</dc:date>
    <meta:editing-duration>PT2M30S</meta:editing-duration>
    <meta:editing-cycles>1</meta:editing-cycles>
    <meta:document-statistic meta:table-count="0" meta:image-count="0" meta:object-count="0" meta:page-count="2" meta:paragraph-count="66" meta:word-count="343" meta:character-count="2239" meta:non-whitespace-character-count="2018"/>
    <meta:generator>LibreOffice/7.3.7.2$Linux_X86_64 LibreOffice_project/30$Build-2</meta:generator>
  </office:meta>
</office:document-meta>
</file>